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</text:p>
      <text:p text:style-name="P3"/>
      <text:p text:style-name="P3">Options</text:p>
      <text:p text:style-name="P4"/>
      <text:p text:style-name="P4">Testet används för att se till att de olika options alternativen fungerar som tänkt.</text:p>
      <text:p text:style-name="P4"/>
      <text:p text:style-name="P5">Test instruktioner.</text:p>
      <text:p text:style-name="P1"/>
      <text:list xml:id="list2127430213456738713" text:style-name="L1">
        <text:list-item>
          <text:p text:style-name="P6">Gå in i options menyn</text:p>
        </text:list-item>
        <text:list-item>
          <text:p text:style-name="P6">Tryck ner musik slidern och lyssna ifall ljudet blir lägre.</text:p>
        </text:list-item>
        <text:list-item>
          <text:p text:style-name="P6">Tryck ner effekt slidern och lyssna ifall ljudet blir lägre.</text:p>
        </text:list-item>
        <text:list-item>
          <text:p text:style-name="P6">Kryssa i DrawFPS och se till att FPSn visas längst ner i mitten av skärmen.</text:p>
        </text:list-item>
        <text:list-item>
          <text:p text:style-name="P6">Starta nu ett nytt spel och se till att inga ljud kommer när man skjuter, blir träffad, dödar något eller dör själv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9S</meta:editing-duration>
    <meta:editing-cycles>4</meta:editing-cycles>
    <meta:generator>OpenOffice/4.0.1$Win32 OpenOffice.org_project/401m5$Build-9714</meta:generator>
    <dc:date>2014-05-29T00:15:14.04</dc:date>
    <meta:document-statistic meta:table-count="0" meta:image-count="0" meta:object-count="0" meta:page-count="1" meta:paragraph-count="9" meta:word-count="85" meta:character-count="459"/>
    <meta:user-defined meta:name="Info 1"/>
    <meta:user-defined meta:name="Info 2"/>
    <meta:user-defined meta:name="Info 3"/>
    <meta:user-defined meta:name="Info 4"/>
  </office:meta>
</office:document-meta>
</file>